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25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1.039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33" style:text-align-source="fix" style:repeat-content="false" fo:border="0.002cm solid #000000"/>
      <style:paragraph-properties fo:text-align="start" fo:margin-left="0cm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cc99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style:font-name="ArialMT" fo:font-size="13pt" style:font-name-asian="ArialMT" style:font-size-asian="13pt" style:font-name-complex="ArialMT" style:font-size-complex="7.40000009536743pt"/>
    </style:style>
  </office:automatic-styles>
  <office:body>
    <office:spreadsheet>
      <table:table table:name="MobileSheet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ce4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6" table:number-columns-repeated="1005"/>
          <table:table-cell table:style-name="ce7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select an item from the list of items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accoun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username 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password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sign in link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check whether the checkout link is enabled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check whether the items and ammont is displaying correctly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select an item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select an item from the list of items which is out of stoc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checkou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check whether the OUT OF STOCK inline message is displaying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error OK button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select an item from the list of items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checkout lin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BR_TC_009</text:p>
          </table:table-cell>
          <table:table-cell table:style-name="ce2" office:value-type="string">
            <text:p>check whether the <text:span text:style-name="T1">"Too bad, so sad! These items are</text:span></text:p>
            <text:p><text:span text:style-name="T1">unavailable. Remove out of stock Items"</text:span>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check whether the checkbox is a button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check whether the item is removed from the ba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3</text:p>
          </table:table-cell>
          <table:table-cell office:value-type="string">
            <text:p>check whether the ammount is recalculating or not</text:p>
          </table:table-cell>
          <table:table-cell office:value-type="string">
            <text:p>compareCheckpoi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4</text:p>
          </table:table-cell>
          <table:table-cell office:value-type="string">
            <text:p>check whether the message like “Time to go shoping! Your bag is empty” is displayin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check whether the user is navigated back to the home pag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Check whether the checkout button is availabl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remove button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check whether the user is able to select an item after deleting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11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1:00:55</meta:creation-date>
    <dc:date>2014-07-18T11:03:39</dc:date>
    <meta:editing-duration>PT2M26S</meta:editing-duration>
    <meta:editing-cycles>2</meta:editing-cycles>
    <meta:generator>OpenOffice/4.1.0$Unix OpenOffice.org_project/410m18$Build-9764</meta:generator>
    <meta:document-statistic meta:table-count="3" meta:cell-count="344" meta:object-count="0"/>
  </office:meta>
</office:document-meta>
</file>